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36f9a" officeooo:paragraph-rsid="00136f9a" style:font-size-asian="14pt" style:font-size-complex="16pt"/>
    </style:style>
    <style:style style:name="P2" style:family="paragraph" style:parent-style-name="Standard">
      <style:text-properties fo:font-size="16pt" officeooo:rsid="0014a434" officeooo:paragraph-rsid="0014a434" style:font-size-asian="14pt" style:font-size-complex="16pt"/>
    </style:style>
    <style:style style:name="P3" style:family="paragraph" style:parent-style-name="Standard">
      <style:text-properties fo:font-size="16pt" officeooo:rsid="0014a434" officeooo:paragraph-rsid="0014b6cb" style:font-size-asian="14pt" style:font-size-complex="16pt"/>
    </style:style>
    <style:style style:name="P4" style:family="paragraph" style:parent-style-name="Standard">
      <style:text-properties fo:font-size="16pt" officeooo:rsid="0014a434" officeooo:paragraph-rsid="00153e96" style:font-size-asian="14pt" style:font-size-complex="16pt"/>
    </style:style>
    <style:style style:name="P5" style:family="paragraph" style:parent-style-name="Standard">
      <style:text-properties fo:font-size="16pt" officeooo:rsid="0014b6cb" officeooo:paragraph-rsid="0014b6cb" style:font-size-asian="14pt" style:font-size-complex="16pt"/>
    </style:style>
    <style:style style:name="P6" style:family="paragraph" style:parent-style-name="Standard">
      <style:text-properties fo:font-size="16pt" officeooo:rsid="0014b6cb" officeooo:paragraph-rsid="00153e96" style:font-size-asian="14pt" style:font-size-complex="16pt"/>
    </style:style>
    <style:style style:name="P7" style:family="paragraph" style:parent-style-name="Table_20_Contents">
      <style:text-properties fo:font-size="16pt" style:font-size-asian="14pt" style:font-size-complex="16pt"/>
    </style:style>
    <style:style style:name="P8" style:family="paragraph" style:parent-style-name="Table_20_Contents">
      <style:text-properties fo:font-size="16pt" officeooo:rsid="00153e96" officeooo:paragraph-rsid="00153e96" style:font-size-asian="14pt" style:font-size-complex="16pt"/>
    </style:style>
    <style:style style:name="P9" style:family="paragraph" style:parent-style-name="Table_20_Contents">
      <style:text-properties fo:font-size="16pt" officeooo:paragraph-rsid="00153e96" style:font-size-asian="14pt" style:font-size-complex="16pt"/>
    </style:style>
    <style:style style:name="P10" style:family="paragraph" style:parent-style-name="Table_20_Contents">
      <style:text-properties fo:font-size="16pt" fo:font-weight="bold" officeooo:rsid="00153e96" officeooo:paragraph-rsid="00153e96" style:font-size-asian="14pt" style:font-weight-asian="bold" style:font-size-complex="16pt" style:font-weight-complex="bold"/>
    </style:style>
    <style:style style:name="T1" style:family="text">
      <style:text-properties officeooo:rsid="0014a434"/>
    </style:style>
    <style:style style:name="T2" style:family="text">
      <style:text-properties officeooo:rsid="0014b6cb"/>
    </style:style>
    <style:style style:name="T3" style:family="text">
      <style:text-properties officeooo:rsid="00153e96"/>
    </style:style>
    <style:style style:name="T4" style:family="text">
      <style:text-properties officeooo:rsid="0016a0f6"/>
    </style:style>
    <style:style style:name="T5" style:family="text">
      <style:text-properties officeooo:rsid="00189b1c"/>
    </style:style>
    <style:style style:name="T6" style:family="text">
      <style:text-properties officeooo:rsid="001943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FINAL FINAL DU TPE DATA MINING (DSC 438 – MIF 438)</text:p>
      <text:p text:style-name="P1"/>
      <text:p text:style-name="P1"/>
      <text:p text:style-name="P1">sous la supervision de Par : M. Touza Isaac</text:p>
      <text:p text:style-name="P1"/>
      <text:p text:style-name="P1"/>
      <text:p text:style-name="P1">environnement de travail :</text:p>
      <text:p text:style-name="P2">PC: HP elitebook</text:p>
      <text:p text:style-name="P1">SE : ubuntu 23.04</text:p>
      <text:p text:style-name="P1">Lan<text:span text:style-name="T1">guage : pyhon </text:span><text:span text:style-name="T6">3,10</text:span></text:p>
      <text:p text:style-name="P1"><text:span text:style-name="T1">IDE </text:span>: Anaconda <text:span text:style-name="T1">(</text:span> Spyder <text:span text:style-name="T1">)</text:span></text:p>
      <text:p text:style-name="P1"/>
      <text:p text:style-name="P1"/>
      <text:p text:style-name="P2"><text:tab/><text:tab/><text:tab/><text:tab/><text:span text:style-name="T2">A) TECHNIQUE D’APPROCHE</text:span></text:p>
      <text:p text:style-name="P2">en utilisant uniquement python, ils nous étaient demandé d’effectuer une <text:s/>classification ( satisfaction ou non ) <text:s/>sur la base des commentaires textuel laissé par des clients sur un produit d’une entreprise avec une ligne direction a suivre élagué sur sept (07) questions.</text:p>
      <text:p text:style-name="P2"><text:tab/>Nous avons premièrement commencé par prendre connaissance du travail demandé afin d’utiliser la meilleur approche pour aborder notre travail comme par exemple le choix des library adéquates et le choix de l’algorithme a utilisé vue que nous avons eu le choix !</text:p>
      <text:p text:style-name="P2"/>
      <text:p text:style-name="P2"><text:tab/>Les library que nous avons utilisé sont les suivantes :</text:p>
      <text:p text:style-name="P2">import pandas as pd</text:p>
      <text:p text:style-name="P2">import nltk</text:p>
      <text:p text:style-name="P2">from nltk.corpus import stopwords</text:p>
      <text:p text:style-name="P2">from sklearn.feature_extraction.text import CountVectorizer</text:p>
      <text:p text:style-name="P2">from sklearn.model_selection import train_test_split</text:p>
      <text:p text:style-name="P2">from sklearn.naive_bayes import MultinomialNB</text:p>
      <text:p text:style-name="P2">from sklearn.metrics import accuracy_score</text:p>
      <text:p text:style-name="P2">from nltk.stem import WordNetLemmatizer</text:p>
      <text:p text:style-name="P2">import spacy</text:p>
      <text:p text:style-name="P2">from spacy.language import Language</text:p>
      <text:p text:style-name="P2">from nltk.corpus import stopwords</text:p>
      <text:p text:style-name="P2">from nltk.tokenize import word_tokenize</text:p>
      <text:p text:style-name="P2">from nltk.stem import SnowballStemmer</text:p>
      <text:p text:style-name="P2">from sklearn.metrics import accuracy_score</text:p>
      <text:p text:style-name="P2"><text:soft-page-break/>from sklearn.metrics import confusion_matrix, classification_report</text:p>
      <text:p text:style-name="P2"/>
      <text:p text:style-name="P2">nlp = spacy.load('fr_core_news_sm')</text:p>
      <text:p text:style-name="P3"><text:span text:style-name="T2">nous prendrons soin de donner leurs rôle durant le déroulé de notre rapport</text:span> <text:s/></text:p>
      <text:p text:style-name="P1"><text:tab/><text:span text:style-name="T2">L’algorithme utiliser est Naïve Bayes du fait de son application direct sans prise de paramètre ce qui n’est pas le cas du KNN ou âpres avoir conçu le model <text:s/>nous devons encore prendre du temps pour obtenir la meilleur valeur du paramètre K</text:span></text:p>
      <text:p text:style-name="P1"/>
      <text:p text:style-name="P1"/>
      <text:p text:style-name="P1"/>
      <text:p text:style-name="P5"><text:tab/><text:tab/>B) RÉSOLUTION DU QUESTIONNAIRE</text:p>
      <text:p text:style-name="P5"/>
      <text:p text:style-name="P5">nous avons tout d’abord commencé par download le dataset au lien indiqué sur la fiche du TPE afin de le stoker en local sous le nom data_set.csv ; puis nous l’avons importé en utilisant la bibliothèque pandas .</text:p>
      <text:p text:style-name="P6"><text:tab/>Ensuite nous avons entamé la phase prétraitement de ces données durant laqu ‘elle nous avons premièrement supprimer la variable Id_Commentaire qui nous étaient d’aucune utilité, ensuite nous avons recoder la variables Sentiments en remplaçant + par 1 et – par 0 pour qu’il soit compréhensible par le model et enfin nous avons effectué un textprecessing ( tokenisation , Suppression des ponctuations, <text:s/>Conversion en minuscules,Suppression des mots vides, racinisation ou stemming et lemmatisation) au travers d’une fonction nomm é preprocess_text <text:span text:style-name="T3">en utlisant les bibliothèque suivantes :</text:span><text:span text:style-name="T1">from nltk.stem import, WordNetLemmatizer, import spacy, from spacy.language import Language, from nltk.corpus import stopwords.</text:span></text:p>
      <text:p text:style-name="P4"/>
      <text:p text:style-name="P5"><text:tab/>une foie notre dataset pretraité nous l’avons divisé comme d’habitude en deux a savoir les données des test (20 %) et les train data(80 %) en utilisant la bibliothèque from sklearn.model_selection import train_test_split</text:p>
      <text:p text:style-name="P6"><text:tab/><text:span text:style-name="T3">comme nous l’avons expliqué plus haut nous avons faire le choix de la conception d’un model Naïve Bayes en utilisant les bibliothèque suivantes from sklearn.naive_bayes import MultinomialNB mais pour cela nous allons tout d’abord crée un sac a mot (back of word) en comptant les fréquences d’apparition de chaque token en utilisant aussi la bibliothèque </text:span><text:span text:style-name="T1">from sklearn.feature_extraction.text import CountVectorizer</text:span></text:p>
      <text:p text:style-name="P6"><text:soft-page-break/><text:span text:style-name="T3"><text:tab/>ensuite nous sommes passé a l’impression du rapport de la classification bayesienne puis évaluer la performance du modèle utilisé par l’accu</text:span><text:span text:style-name="T5">r</text:span><text:span text:style-name="T3">acy. Avec la bibliothèque </text:span><text:span text:style-name="T1">from sklearn.metrics import accuracy_score</text:span></text:p>
      <text:p text:style-name="P6"><text:tab/><text:span text:style-name="T3">et enfin nous avons creé un nouveau vecteur pour pouvoir prédire la satisfaction ou non d’un client en le faisant passer au model bayesien, et il en ressort que notre model a eu une bonne prédiction de <text:s/>50 % soit</text:span></text:p>
      <text:p text:style-name="P6"/>
      <text:p text:style-name="P6"/>
      <table:table table:name="Tableau3" table:style-name="Tableau3">
        <table:table-column table:style-name="Tableau3.A" table:number-columns-repeated="2"/>
        <table:table-row>
          <table:table-cell table:style-name="Tableau3.A1" office:value-type="string">
            <text:p text:style-name="P10">Commentaire</text:p>
          </table:table-cell>
          <table:table-cell table:style-name="Tableau3.B1" office:value-type="string">
            <text:p text:style-name="P10">Sentiments</text:p>
          </table:table-cell>
        </table:table-row>
        <table:table-row>
          <table:table-cell table:style-name="Tableau3.A2" office:value-type="string">
            <text:p text:style-name="P7">Ce produit est incroyable ! <text:s/></text:p>
          </table:table-cell>
          <table:table-cell table:style-name="Tableau3.B2" office:value-type="string">
            <text:p text:style-name="P8">-</text:p>
          </table:table-cell>
        </table:table-row>
        <table:table-row>
          <table:table-cell table:style-name="Tableau3.A2" office:value-type="string">
            <text:p text:style-name="P9">Je suis déçu de mon achat.</text:p>
          </table:table-cell>
          <table:table-cell table:style-name="Tableau3.B2" office:value-type="string">
            <text:p text:style-name="P8">+</text:p>
          </table:table-cell>
        </table:table-row>
        <table:table-row>
          <table:table-cell table:style-name="Tableau3.A2" office:value-type="string">
            <text:p text:style-name="P9">pour Le service client est exceptionnel</text:p>
          </table:table-cell>
          <table:table-cell table:style-name="Tableau3.B2" office:value-type="string">
            <text:p text:style-name="P8">+</text:p>
          </table:table-cell>
        </table:table-row>
        <table:table-row>
          <table:table-cell table:style-name="Tableau3.A2" office:value-type="string">
            <text:p text:style-name="P9"><text:s/>pour Vous êtes le meilleur <text:s text:c="6"/></text:p>
          </table:table-cell>
          <table:table-cell table:style-name="Tableau3.B2" office:value-type="string">
            <text:p text:style-name="P8">+</text:p>
          </table:table-cell>
        </table:table-row>
      </table:table>
      <text:p text:style-name="P5"/>
      <text:p text:style-name="P5"/>
      <text:p text:style-name="P5"/>
      <text:p text:style-name="P5"><text:tab/><text:span text:style-name="T4">De notre travail, nous pouvons tirer comme conclusion que la taille de notre dataset (100) <text:s/>n’etait pas suffisanment grand pour construire un excellant model de classificatio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01:46:02.803098664</meta:creation-date>
    <dc:date>2023-06-03T03:11:50.394591390</dc:date>
    <meta:editing-duration>PT1H25M51S</meta:editing-duration>
    <meta:editing-cycles>7</meta:editing-cycles>
    <meta:generator>LibreOffice/7.5.2.2$Linux_X86_64 LibreOffice_project/50$Build-2</meta:generator>
    <meta:document-statistic meta:table-count="1" meta:image-count="0" meta:object-count="0" meta:page-count="3" meta:paragraph-count="47" meta:word-count="608" meta:character-count="4084" meta:non-whitespace-character-count="3488"/>
  </office:meta>
</office:document-meta>
</file>